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StatusCodeExceptionTests.emptyStatus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StatusCodeExceptionTests.testSerializabil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